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Arial2" svg:font-family="Arial" style:font-family-generic="swiss"/>
    <style:font-face style:name="Arial3" svg:font-family="Arial" style:font-adornments="Обычный"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ohit Hindi1" svg:font-family="'Lohit Hindi'"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Таблица2" style:family="table">
      <style:table-properties style:width="6.4965in" fo:margin-top="0in" fo:margin-bottom="0in" table:align="margins"/>
    </style:style>
    <style:style style:name="Таблица2.A" style:family="table-column">
      <style:table-column-properties style:column-width="3.2479in" style:rel-column-width="32767*"/>
    </style:style>
    <style:style style:name="Таблица2.B" style:family="table-column">
      <style:table-column-properties style:column-width="3.2486in" style:rel-column-width="32768*"/>
    </style:style>
    <style:style style:name="Таблица2.A1" style:family="table-cell">
      <style:table-cell-properties fo:padding="0.0382in" fo:border-left="0.05pt solid #000000" fo:border-right="none" fo:border-top="0.05pt solid #000000" fo:border-bottom="0.05pt solid #000000"/>
    </style:style>
    <style:style style:name="Таблица2.B1" style:family="table-cell">
      <style:table-cell-properties fo:padding="0.0382in" fo:border="0.05pt solid #000000"/>
    </style:style>
    <style:style style:name="Таблица2.A2" style:family="table-cell">
      <style:table-cell-properties fo:padding="0.0382in" fo:border-left="0.05pt solid #000000" fo:border-right="none" fo:border-top="none" fo:border-bottom="0.05pt solid #000000"/>
    </style:style>
    <style:style style:name="Таблица2.B2" style:family="table-cell">
      <style:table-cell-properties fo:padding="0.0382in" fo:border-left="0.05pt solid #000000" fo:border-right="0.05pt solid #000000" fo:border-top="none" fo:border-bottom="0.05pt solid #000000"/>
    </style:style>
    <style:style style:name="Таблица2.6" style:family="table-row">
      <style:table-row-properties style:min-row-height="0.2806in"/>
    </style:style>
    <style:style style:name="P1" style:family="paragraph" style:parent-style-name="Standard">
      <style:paragraph-properties fo:text-align="center" style:justify-single-word="false"/>
    </style:style>
    <style:style style:name="P2" style:family="paragraph" style:parent-style-name="Д_5f_Згл._20_Общий">
      <style:paragraph-properties fo:break-before="page"/>
    </style:style>
    <style:style style:name="P3" style:family="paragraph" style:parent-style-name="Д_5f_Згл._20_Глава">
      <style:paragraph-properties fo:break-before="page"/>
    </style:style>
    <style:style style:name="P4" style:family="paragraph" style:parent-style-name="Д_5f_Основной_20_текст" style:list-style-name="L2"/>
    <style:style style:name="P5" style:family="paragraph" style:parent-style-name="Д_5f_Основной_20_текст">
      <style:text-properties fo:font-weight="bold" style:font-weight-asian="bold" style:font-weight-complex="bold"/>
    </style:style>
    <style:style style:name="P6" style:family="paragraph" style:parent-style-name="Standard" style:list-style-name="L1"/>
    <style:style style:name="P7" style:family="paragraph" style:parent-style-name="Д_5f_Верх.Колонтитул">
      <style:paragraph-properties fo:text-align="center" style:justify-single-word="false"/>
    </style:style>
    <style:style style:name="P8" style:family="paragraph" style:parent-style-name="Д_5f_Абзац_20_перед_20_рисунком">
      <style:paragraph-properties fo:text-align="end" style:justify-single-word="false"/>
      <style:text-properties fo:font-size="14pt" fo:font-style="italic" style:font-size-asian="14pt" style:font-style-asian="italic" style:font-size-complex="14pt" style:font-style-complex="italic"/>
    </style:style>
    <style:style style:name="P9"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10" style:family="paragraph" style:parent-style-name="Д_5f_Библиография" style:list-style-name="L1"/>
    <style:style style:name="P11" style:family="paragraph" style:parent-style-name="Д_5f_Згл._20_Общий" style:master-page-name="Standard">
      <style:paragraph-properties style:page-number="4"/>
    </style:style>
    <style:style style:name="P12" style:family="paragraph" style:parent-style-name="Д_5f_Оглавление">
      <style:paragraph-properties>
        <style:tab-stops>
          <style:tab-stop style:position="6.4965in" style:type="right" style:leader-style="dotted" style:leader-text="."/>
        </style:tab-stops>
      </style:paragraph-properties>
    </style:style>
    <style:style style:name="P13" style:family="paragraph">
      <style:paragraph-properties fo:margin-left="0in" fo:margin-right="0in" fo:margin-top="0in" fo:margin-bottom="0in" fo:line-height="100%" fo:text-align="center" fo:text-indent="0in"/>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roid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style:font-name="Times New Roman" fo:font-size="14pt" fo:font-weight="normal" style:font-size-asian="14pt" style:font-weight-asian="normal" style:font-size-complex="14pt" style:font-weight-complex="normal"/>
    </style:style>
    <style:style style:name="T9" style:family="text">
      <style:text-properties style:font-name="Times New Roman" fo:font-size="14pt" fo:font-weight="bold" style:font-size-asian="14pt" style:font-weight-asian="bold" style:font-size-complex="14pt" style:font-weight-complex="bold"/>
    </style:style>
    <style:style style:name="T10" style:family="text">
      <style:text-properties style:font-name="Times New Roman" fo:font-size="10pt" fo:language="uk" fo:country="UA" style:font-size-asian="10pt" style:font-size-complex="10pt"/>
    </style:style>
    <style:style style:name="T11" style:family="text">
      <style:text-properties style:font-name="Times New Roman" fo:font-size="10pt" fo:language="uk" fo:country="UA" fo:font-weight="normal" style:font-size-asian="10pt" style:font-weight-asian="normal" style:font-size-complex="10pt" style:font-weight-complex="normal"/>
    </style:style>
    <style:style style:name="T12" style:family="text">
      <style:text-properties style:font-name="Times New Roman" fo:font-size="12pt" fo:language="uk" fo:country="UA" style:font-size-asian="12pt" style:font-size-complex="12pt"/>
    </style:style>
    <style:style style:name="T13" style:family="text">
      <style:text-properties fo:language="en" fo:country="US"/>
    </style:style>
    <style:style style:name="T14" style:family="text">
      <style:text-properties fo:font-weight="bold" style:font-weight-asian="bold" style:font-weight-complex="bold"/>
    </style:style>
    <style:style style:name="T15" style:family="text">
      <style:text-properties fo:language="uk" fo:country="UA"/>
    </style:style>
    <style:style style:name="T16" style:family="text">
      <style:text-properties fo:font-size="14pt" style:font-size-asian="14pt" style:font-size-complex="14pt"/>
    </style:style>
    <style:style style:name="T17" style:family="text">
      <style:text-properties fo:font-size="14pt" fo:background-color="transparent" style:font-size-asian="14pt" style:font-size-complex="14pt"/>
    </style:style>
    <style:style style:name="T18" style:family="text">
      <style:text-properties fo:font-variant="small-caps"/>
    </style:style>
    <style:style style:name="T19" style:family="text">
      <style:text-properties fo:font-size="12pt" fo:language="uk" fo:country="UA" fo:font-style="normal" style:font-size-asian="12pt" style:font-style-asian="normal" style:font-size-complex="12pt"/>
    </style:style>
    <style:style style:name="T20" style:family="text">
      <style:text-properties fo:font-size="12pt" fo:language="ru" fo:country="RU" fo:font-style="normal" style:font-size-asian="12pt" style:font-style-asian="normal" style:font-size-complex="12pt"/>
    </style:style>
    <style:style style:name="T21"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Arial3"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193in" svg:stroke-color="#000000" draw:marker-start="" draw:marker-start-width="0.1083in" draw:marker-start-center="false" draw:marker-end="" draw:marker-end-width="0.1083in" draw:marker-end-center="false" draw:fill="none" draw:fill-color="#cfe7f5"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 style:family="graphic">
      <style:graphic-properties draw:stroke="solid" svg:stroke-width="0.0193in" svg:stroke-color="#000000" draw:marker-start="" draw:marker-start-width="0.1083in" draw:marker-start-center="false" draw:marker-end="" draw:marker-end-width="0.1083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Д_5f_Оглавление">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11" text:outline-level="1"><text:soft-page-break/>Зміст</text:h>
          </text:index-title>
          <text:p text:style-name="P12"><text:a xlink:type="simple" xlink:href="#__RefHeading__585_1698352192" text:style-name="Index_20_Link" text:visited-style-name="Index_20_Link">Вступ<text:tab/>5</text:a></text:p>
          <text:p text:style-name="P12"><text:a xlink:type="simple" xlink:href="#__RefHeading__587_1698352192" text:style-name="Index_20_Link" text:visited-style-name="Index_20_Link">1 Перший розділ<text:tab/>14</text:a></text:p>
          <text:p text:style-name="P12"><text:a xlink:type="simple" xlink:href="#__RefHeading__589_1698352192" text:style-name="Index_20_Link" text:visited-style-name="Index_20_Link">1.1 Пункт<text:tab/>14</text:a></text:p>
          <text:p text:style-name="P12"><text:a xlink:type="simple" xlink:href="#__RefHeading__591_1698352192" text:style-name="Index_20_Link" text:visited-style-name="Index_20_Link">2 Другий розділ<text:tab/>15</text:a></text:p>
          <text:p text:style-name="P12"><text:a xlink:type="simple" xlink:href="#__RefHeading__593_1698352192" text:style-name="Index_20_Link" text:visited-style-name="Index_20_Link">2.1 Пункт<text:tab/>15</text:a></text:p>
          <text:p text:style-name="P12"><text:a xlink:type="simple" xlink:href="#__RefHeading__1184_1443460373" text:style-name="Index_20_Link" text:visited-style-name="Index_20_Link">3 Третій розділ<text:tab/>16</text:a></text:p>
          <text:p text:style-name="P12"><text:a xlink:type="simple" xlink:href="#__RefHeading__1186_1443460373" text:style-name="Index_20_Link" text:visited-style-name="Index_20_Link">3.1 Пункт<text:tab/>16</text:a></text:p>
          <text:p text:style-name="P12"><text:a xlink:type="simple" xlink:href="#__RefHeading__595_1698352192" text:style-name="Index_20_Link" text:visited-style-name="Index_20_Link">Висновки<text:tab/>17</text:a></text:p>
          <text:p text:style-name="P12"><text:a xlink:type="simple" xlink:href="#__RefHeading__597_1698352192" text:style-name="Index_20_Link" text:visited-style-name="Index_20_Link">Список використаної літератури<text:tab/>18</text:a></text:p>
        </text:index-body>
      </text:table-of-content>
      <text:h text:style-name="P2" text:outline-level="1"><text:bookmark-start text:name="Введение"/><text:bookmark text:name="__RefHeading__585_1698352192"/>В<text:bookmark-end text:name="Введение"/>ступ<text:bookmark-end text:name="__RefHeading__585_1698352192"/></text:h>
      <text:p text:style-name="P8">Той, хто продукує оказіоналізм-новацію,<text:tab/><text:tab/><text:tab/></text:p>
      <text:p text:style-name="P8">свідомо деформує норму і відчуває при цьому<text:tab/><text:tab/></text:p>
      <text:p text:style-name="P8">естетичне задоволення від своїх мовотворчих<text:tab/><text:tab/></text:p>
      <text:p text:style-name="P8">здібностей, а той, хто сприймає, дивується<text:tab/><text:tab/></text:p>
      <text:p text:style-name="P8">хистові автора і &lt;…&gt; дістає естетичне<text:tab/><text:tab/></text:p>
      <text:p text:style-name="P8">задоволення від співучасті в акті творчості, від<text:tab/></text:p>
      <text:p text:style-name="P8">розуміння своєї підготовленості до цього акту.<text:tab/></text:p>
      <text:p text:style-name="P9">В. Чабаненко</text:p>
      <text:p text:style-name="Д_5f_Абзац_20_после_20_таблицы"><text:span text:style-name="T1">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1"><text:note text:id="ftn0" text:note-class="footnote"><text:note-citation>1</text:note-citation><text:note-body><text:p text:style-name="Д_5f_Сноска_5f_Постраничная">Колоїз Ж. В.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Д_5f_Сноска_5f_Постраничная"><text:span text:style-name="T1">Земская 1996 – Земская Е.А. Активные процессы современного словопроизводства // Русский язык конца ХХ столетия (1985-1995). – М.: Языки русской культуры, 1996. – С. 128</text:span></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oft-page-break/><text:span text:style-name="T1">«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1"><text:note text:id="ftn4" text:note-class="footnote"><text:note-citation>4</text:note-citation><text:note-body><text:p text:style-name="Д_5f_Сноска_5f_Постраничная"><text:span text:style-name="T1">Лыков А. Г. Современная русская лексикология (русское окказиональное слово). — М.: Высшая школа, 1976. — С. 78</text:span></text:p></text:note-body></text:note></text:span><text:span text:style-name="T1"> О. Ликов протиставляє категорію оказіональності 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1"><text:note text:id="ftn5" text:note-class="footnote"><text:note-citation>5</text:note-citation><text:note-body><text:p text:style-name="Д_5f_Сноска_5f_Постраничная"><text:span text:style-name="T1">Лыков А.Г. Современная русская лексикология (русское окказиональное слово). — М.: Высшая школа, 1976. — С. 78</text:span></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1">Термін «неологія»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1"><text:note text:id="ftn6" text:note-class="footnote"><text:note-citation>6</text:note-citation><text:note-body><text:p text:style-name="Д_5f_Сноска_5f_Постраничная"><text:span text:style-name="T1">Українська мова: Енциклопедія. — К.: Українська енциклопедія, 2000. — С. 377</text:span></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1">У перекладі з грецької </text:span><text:span text:style-name="T2">неологізм</text:span><text:span text:style-name="T1">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text:span><text:soft-page-break/><text:span text:style-name="T1">значущі одиниці, але ще не увійшли до активного словникового запасу».</text:span><text:span text:style-name="T1"><text:note text:id="ftn7" text:note-class="footnote"><text:note-citation>7</text:note-citation><text:note-body><text:p text:style-name="Д_5f_Сноска_5f_Постраничная">Шанский Н. М. Неологизмы // Лексикология современного русского языка: Пособие для студентов пед. ин-тов. – М.: Просвещение, 1964. – С. 156</text:p></text:note-body></text:note></text:span><text:span text:style-name="T1"> До розряду неологізмів зараховують новопредставлені лексеми, що, отримавши нову, нетрадиційну форму вираження, набувають, відповідно, й нового, нетрадиційного змісту. Подібні визначення з’ясовують сутність, так би мовити, лексичних неологізмів, «у яких на тому чи іншому етапі розвитку мови новими є і зміст, і звукова оболонка слова».</text:span><text:span text:style-name="T1"><text:note text:id="ftn8" text:note-class="footnote"><text:note-citation>8</text:note-citation><text:note-body><text:p text:style-name="Д_5f_Сноска_5f_Постраничная"><text:span text:style-name="T1">Сучасна українська літературна мова: Лексика і фразеологія / За заг. ред. І. К. Білодіда. – К.: Наукова думка, 1973. – С. 243</text:span></text:p></text:note-body></text:note></text:span><text:span text:style-name="T1"> Термінологічне сполучення «лексичний неологізм»</text:span><text:span text:style-name="T1"><text:note text:id="ftn9" text:note-class="footnote"><text:note-citation>9</text:note-citation><text:note-body><text:p text:style-name="Д_5f_Сноска_5f_Постраничная">Фомина М. И. Новые слова и их типы // Современный русский язык: Лексикология. – М.: Высшая школа, 1990. – С. 290</text:p></text:note-body></text:note></text:span><text:span text:style-name="T1">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1"><text:note text:id="ftn10" text:note-class="footnote"><text:note-citation>10</text:note-citation><text:note-body><text:p text:style-name="Д_5f_Сноска_5f_Постраничная"><text:span text:style-name="T1">Сучасна українська літературна мова: Лексика і фразеологія / За заг. ред. І. К. Білодіда. – К.: Наукова думка, 1973. – С. 243</text:span></text:p></text:note-body></text:note></text:span></text:p>
      <text:p text:style-name="Д_5f_Основной_20_текст"/>
      <text:p text:style-name="Д_5f_Основной_20_текст">...</text:p>
      <text:p text:style-name="Д_5f_Основной_20_текст"/>
      <text:p text:style-name="Д_5f_Основной_20_текст"><text:span text:style-name="T4">Василь Стус —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4">Караюсь, мучусь, але не каюсь»</text:span></text:span><text:span text:style-name="T4">.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text:soft-page-break/>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Абзац_20_перед_20_рисунком">«Воля — найвище в світі, чого потребує людина, й Мойсей жорстоко карав слюнтяїв, які тужили за рабськими глечиками», — говорив Василь Стус. <text:span text:style-name="T13">[</text:span><text:span text:style-name="T14">ПОКЛИКАННЯ</text:span><text:span text:style-name="T13">]</text:span></text:p>
      <text:p text:style-name="Д_5f_Абзац_20_после_20_таблицы"><text:span text:style-name="Emphasis"><text:span text:style-name="T4">...Сто чорних тіней довжаться, ростуть</text:span></text:span></text:p>
      <text:p text:style-name="Д_5f_Абзац_20_после_20_таблицы"><text:span text:style-name="Emphasis"><text:span text:style-name="T4">І вже, як ліс соснової малечі,</text:span></text:span></text:p>
      <text:p text:style-name="Д_5f_Абзац_20_после_20_таблицы"><text:span text:style-name="Emphasis"><text:span text:style-name="T4">Устріч рушають. Вдатися до втечі,</text:span></text:span></text:p>
      <text:p text:style-name="Д_5f_Абзац_20_после_20_таблицы"><text:span text:style-name="Emphasis"><text:span text:style-name="T4">Стежину власну, ніби дріт згорнуть?</text:span></text:span></text:p>
      <text:p text:style-name="Д_5f_Абзац_20_после_20_таблицы"><text:span text:style-name="Emphasis"><text:span text:style-name="T4">Ні. Вистояти. Вистояти. Ні —</text:span></text:span></text:p>
      <text:p text:style-name="Д_5f_Абзац_20_после_20_таблицы"><text:span text:style-name="Emphasis"><text:span text:style-name="T4">Стояти. Тільки тут, у цьому полі,</text:span></text:span></text:p>
      <text:p text:style-name="Д_5f_Абзац_20_после_20_таблицы"><text:span text:style-name="Emphasis"><text:span text:style-name="T4">Що наче льон, і власної неволі</text:span></text:span></text:p>
      <text:p text:style-name="Д_5f_Абзац_20_после_20_таблицы"><text:soft-page-break/><text:span text:style-name="Emphasis"><text:span text:style-name="T4">Спізнати тут на рідній чужині.</text:span></text:span></text:p>
      <text:p text:style-name="Д_5f_Абзац_20_после_20_таблицы">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4">«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стриматись. Я вважаю, що в таких умовах мовчанка є злочином...». </text:span></text:span><text:span text:style-name="Emphasis"><text:span text:style-name="T6">[</text:span></text:span><text:span text:style-name="Emphasis"><text:span text:style-name="T5">ПОКЛИКАННЯ</text:span></text:span><text:span text:style-name="Emphasis"><text:span text:style-name="T6">]</text:span></text:span></text:p>
      <text:p text:style-name="Д_5f_Основной_20_текст"><text:span text:style-name="T7">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7"><text:note text:id="ftn11" text:note-class="footnote"><text:note-citation>11</text:note-citation><text:note-body><text:p text:style-name="Д_5f_Сноска_5f_Постраничная"><text:a xlink:type="simple" xlink:href="http://blog.i.ua/community/3252/752359/"><text:span text:style-name="T15">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text:soft-page-break/>митця, до його поетичних творів.</text:p>
      <text:p text:style-name="Д_5f_Основной_20_текст"><text:span text:style-name="T7">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тлумаченні деяких слів та словосполучень.</text:span><text:span text:style-name="T7"><text:note text:id="ftn12" text:note-class="footnote"><text:note-citation>12</text:note-citation><text:note-body><text:p text:style-name="Д_5f_Сноска_5f_Постраничная"><text:span text:style-name="T12">«</text:span><text:a xlink:type="simple" xlink:href="http://stus.kiev.ua/Slovnyk.files/Peredmova.zip">Словник поетичної мови Василя Стуса» (Рідковживані слова та </text:a><text:a xlink:type="simple" xlink:href="http://stus.kiev.ua/Slovnyk.files/Peredmova.zip">індивідуально-авторські новотвори). Укладач Л.В.Оліфіренко. Київ, Абрис, 2003 рік.</text:a></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13</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pan text:style-name="T16">Саме так — палімпсестами —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16"><text:note text:id="ftn14" text:note-class="footnote"><text:note-citation>14</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12">»</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18"> </text:span>заперечують, «стирають» один одного. Але ж ні, той попередній стан <text:soft-page-break/>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7">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людину такої емоційної наснаги, такого кришталевого сумління, такої абсолютної безкомпромісності, як він, на Голгофу.</text:span><text:span text:style-name="T7"><text:note text:id="ftn15" text:note-class="footnote"><text:note-citation>15</text:note-citation><text:note-body><text:p text:style-name="Д_5f_Сноска_5f_Постраничная"><text:a xlink:type="simple" xlink:href="http://stus.kiev.ua/stusoznavstvo.files/7%20Kotsjubynska6.zip">Михайлина Коцюбинська. «Новітні палімпсести</text:a><text:span text:style-name="T12">»</text:span></text:p></text:note-body></text:note></text:span></text:p>
      <text:p text:style-name="Д_5f_Основной_20_текст"><text:span text:style-name="T7">Починаючи підготовку «Палімпсестів», що складають дві книги третього тому видання</text:span><text:span text:style-name="T7"><text:note text:id="ftn16" text:note-class="footnote"><text:note-citation>16</text:note-citation><text:note-body><text:p text:style-name="Д_5f_Сноска_5f_Постраничная"><text:span text:style-name="T1">Твори : У 4т., 6 кн. / НАН України. Ін-ту літератури ім. і. Г. Шевченка. Відділ рукописних фондів і текстології. Львів: Вид. Спілка «Просвіта», 1994.</text:span></text:p></text:note-body></text:note></text:span><text:span text:style-name="T7">,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7"><text:note text:id="ftn17" text:note-class="footnote"><text:note-citation>17</text:note-citation><text:note-body><text:p text:style-name="Д_5f_Сноска_5f_Постраничная"><text:a xlink:type="simple" xlink:href="http://stus.kiev.ua/stusoznavstvo.files/7%20D.Stus2.zip">Дмитро Стус. «ПАЛІМПСЕСТИ Василя Стуса</text:a><text:span text:style-name="T12">»</text:span></text:p></text:note-body></text:note></text:span></text:p>
      <text:p text:style-name="Д_5f_Основной_20_текст"><text:span text:style-name="T17">Мова цього поета дуже чиста і багата. З'являються теж в нього шукання </text:span><text:soft-page-break/><text:span text:style-name="T17">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17"><text:note text:id="ftn18" text:note-class="footnote"><text:note-citation>18</text:note-citation><text:note-body><text:p text:style-name="Д_5f_Сноска_5f_Постраничная"><text:span text:style-name="T19">Шум А. Поезія Василя Стуса // „Зимові дерева”, Брюссель, Література і мистецтво, 1970, </text:span><text:span text:style-name="T20">С. 1-2</text:span></text:p></text:note-body></text:note></text:span></text:p>
      <text:p text:style-name="Д_5f_Основной_20_текст"><text:span text:style-name="T16">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 </text:span><text:span text:style-name="T16"><text:note text:id="ftn19" text:note-class="footnote"><text:note-citation>19</text:note-citation><text:note-body><text:p text:style-name="Д_5f_Сноска_5f_Постраничная">Василь Стус в контексті європейської літератури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7">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ситуацій, що уможливлюють не лише написання, а й збереження створеного.</text:span><text:span text:style-name="T7"><text:note text:id="ftn20" text:note-class="footnote"><text:note-citation>20</text:note-citation><text:note-body><text:p text:style-name="Д_5f_Сноска_5f_Постраничная"><text:span text:style-name="T10"><text:s/></text:span><text:a xlink:type="simple" xlink:href="http://stus.kiev.ua/stusoznavstvo.files/7%20D.Stus2.zip">Дмитро Стус. «ПАЛІМПСЕСТИ Василя Стуса</text:a><text:span text:style-name="T10">»</text:span></text:p></text:note-body></text:note></text:span></text:p>
      <text:p text:style-name="Д_5f_Основной_20_текст"><text:span text:style-name="T7">Іншою проблемою, яку довелося вирішувати Василю Стусу при 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7"><text:note text:id="ftn21" text:note-class="footnote"><text:note-citation>21</text:note-citation><text:note-body><text:p text:style-name="Д_5f_Сноска_5f_Постраничная"><text:span text:style-name="T10"><text:s/></text:span><text:a xlink:type="simple" xlink:href="http://stus.kiev.ua/stusoznavstvo.files/7%20D.Stus2.zip">Дмитро Стус. «ПАЛІМПСЕСТИ Василя Стуса</text:a><text:span text:style-name="T11">»</text:span></text:p></text:note-body></text:note></text:span></text:p>
      <text:p text:style-name="Д_5f_Основной_20_текст"><text:span text:style-name="T8">Саме цим пояснюється </text:span><text:span text:style-name="T9">актуальність </text:span><text:span text:style-name="T8">роботи.</text:span></text:p>
      <text:p text:style-name="Д_5f_Основной_20_текст">Актуальність дослідження індивідуальних новотворів засвідчує також <text:soft-page-break/>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
      <text:p text:style-name="Д_5f_Основной_20_текст">Дослідження проводилося на матеріалах наукових праць <text:span text:style-name="T3">— ...</text:span></text:p>
      <text:p text:style-name="Д_5f_Основной_20_текст"/>
      <text:p text:style-name="Д_5f_Основной_20_текст"><text:span text:style-name="T14">Тема дослідження</text:span> <text:span text:style-name="T1">— індивідуально-авторські новотвори у збірці В. Стуса “Палімпсести”.</text:span></text:p>
      <text:p text:style-name="Д_5f_Основной_20_текст"/>
      <text:p text:style-name="Д_5f_Основной_20_текст"><text:span text:style-name="T14">Метою роботи </text:span>є дослідження та опис індивідуально-авторських новотворів і аналіз отриманих результатів.</text:p>
      <text:p text:style-name="Д_5f_Основной_20_текст"/>
      <text:p text:style-name="Д_5f_Основной_20_текст"><text:span text:style-name="T14">Об’єктом дослідження</text:span> в роботі виступає збірка В. Стуса “Палімпсести”.</text:p>
      <text:p text:style-name="Д_5f_Основной_20_текст"/>
      <text:p text:style-name="Д_5f_Основной_20_текст"><text:span text:style-name="T14">Предметом дослідження</text:span> є індивідуально-авторські новотвори, знайдені у збірці В. Стуса “Палімпсести”.</text:p>
      <text:p text:style-name="Д_5f_Основной_20_текст"/>
      <text:p text:style-name="P5">Завдання дипломної роботи:</text:p>
      <text:list xml:id="list543513887" text:style-name="L2">
        <text:list-item>
          <text:p text:style-name="P4">...</text:p>
        </text:list-item>
        <text:list-item>
          <text:p text:style-name="P4">...</text:p>
        </text:list-item>
        <text:list-item>
          <text:p text:style-name="P4">...</text:p>
        </text:list-item>
      </text:list>
      <text:h text:style-name="P3" text:outline-level="1"><text:bookmark text:name="__RefHeading__587_1698352192"/>1 Перший розділ<text:bookmark-end text:name="__RefHeading__587_1698352192"/></text:h>
      <text:h text:style-name="Д_5f_Згл._20_Пункт" text:outline-level="1"><text:bookmark-start text:name="1_1 Пункт"/><text:bookmark text:name="__RefHeading__589_1698352192"/>1.1 Пункт<text:bookmark-end text:name="1_1 Пункт"/><text:bookmark-end text:name="__RefHeading__589_1698352192"/></text:h>
      <text:p text:style-name="Д_5f_Абзац_20_перед_20_рисунком">После того, как Лемми выгнали из группы Hawkwind за злоупотребление наркотиками, он решил создать новую группу, которую сначала хотел назвать Bastard («Ублюдок»), но менеджер группы отговорил его от этого, сказав, что с таким названием группа вряд ли добьётся популярности. Тогда Лемми и решил назвать группу Motörhead по названию своей последней песни, которую он сочинил для Hawkwind. На сленге слово «Motorhead» означает «байкер». «Для красоты» это слово Лемми решил написать через о‑умлаут (с двумя точками) — «ö».</text:p>
      <text:p text:style-name="P1"><draw:g text:anchor-type="as-char" draw:z-index="0" draw:style-name="gr1"><draw:custom-shape draw:style-name="gr2" draw:text-style-name="P14" svg:width="2.3622in" svg:height="0.3941in" svg:x="1.3882in" svg:y="0in"><text:p text:style-name="P13"><text:span text:style-name="T21">Состав Mot</text:span><text:span text:style-name="T22">örHead</text:span></text:p><draw:enhanced-geometry svg:viewBox="0 0 21600 21600" draw:type="rectangle" draw:enhanced-path="M 0 0 L 21600 0 21600 21600 0 21600 0 0 Z N"/></draw:custom-shape><draw:custom-shape draw:style-name="gr2" draw:text-style-name="P14" svg:width="1.5752in" svg:height="0.3941in" svg:x="1.7866in" svg:y="0.7827in"><text:p text:style-name="P13"><text:span text:style-name="T21">Лемми</text:span></text:p><draw:enhanced-geometry svg:viewBox="0 0 21600 21600" draw:type="rectangle" draw:enhanced-path="M 0 0 L 21600 0 21600 21600 0 21600 0 0 Z N"/></draw:custom-shape><draw:custom-shape draw:style-name="gr2" draw:text-style-name="P14" svg:width="1.5752in" svg:height="0.3941in" svg:x="0in" svg:y="0.7827in"><text:p text:style-name="P13"><text:span text:style-name="T21">Микки Ди</text:span></text:p><draw:enhanced-geometry svg:viewBox="0 0 21600 21600" draw:type="rectangle" draw:enhanced-path="M 0 0 L 21600 0 21600 21600 0 21600 0 0 Z N"/></draw:custom-shape><draw:custom-shape draw:style-name="gr2" draw:text-style-name="P14" svg:width="1.5748in" svg:height="0.3941in" svg:x="3.5535in" svg:y="0.7827in"><text:p text:style-name="P13"><text:span text:style-name="T21">Фил Кэмпбелл</text:span></text:p><draw:enhanced-geometry svg:viewBox="0 0 21600 21600" draw:type="rectangle" draw:enhanced-path="M 0 0 L 21600 0 21600 21600 0 21600 0 0 Z N"/></draw:custom-shape><draw:line draw:style-name="gr3" draw:text-style-name="P15" svg:x1="0.7579in" svg:y1="0.5906in" svg:x2="4.3799in" svg:y2="0.5906in"><text:p/></draw:line><draw:line draw:style-name="gr3" draw:text-style-name="P15" svg:x1="0.7579in" svg:y1="0.7874in" svg:x2="0.7579in" svg:y2="0.5906in"><text:p/></draw:line><draw:line draw:style-name="gr3" draw:text-style-name="P15" svg:x1="4.3799in" svg:y1="0.7874in" svg:x2="4.3799in" svg:y2="0.5906in"><text:p/></draw:line><draw:line draw:style-name="gr3" draw:text-style-name="P15" svg:x1="2.5689in" svg:y1="0.7874in" svg:x2="2.5689in" svg:y2="0.3937in"><text:p/></draw:line></draw:g></text:p>
      <text:p text:style-name="Д_5f_Подп._20_Рисунок">Рисунок 1.1 — <text:s/>Состав группы</text:p>
      <text:p text:style-name="Д_5f_Основной_20_текст">Лемми заявил, что его группа должна стать «самой грязной рок‑н‑ролльной группой в мире» («the dirtiest rock n' roll band in the world»). Первый состав группы помимо самого Лемми (бас и вокал) включал гитариста Ларри Уоллиса (Larry Wallis, экс-«Pink Fairies») и ударника Лукаса Фокса (Lucas Fox). Во время записи первого альбома Фокс был заменён на другого ударника — Фила Тейлора по прозвищу «Скотина» (Phil «Philthy Animal» Taylor). Тем не менее звукозаписывающая компания United Artists Records осталась недовольна записанным материалом, и дебютный альбом On Parole вышел в свет только в 1979 году, после того, как группа уже добилась популярности с альбомами Overkill и Bomber<text:note text:id="ftn1" text:note-class="footnote"><text:note-citation>22</text:note-citation><text:note-body><text:p text:style-name="Д_5f_Сноска_5f_Постраничная">Сноска</text:p></text:note-body></text:note>.</text:p>
      <text:h text:style-name="P3" text:outline-level="1"><text:bookmark-start text:name="2 Глава"/><text:bookmark text:name="__RefHeading__591_1698352192"/>2 <text:bookmark-end text:name="2 Глава"/>Другий розділ<text:bookmark-end text:name="__RefHeading__591_1698352192"/></text:h>
      <text:h text:style-name="Д_5f_Згл._20_Пункт" text:outline-level="1"><text:bookmark-start text:name="2_1 Пункт"/><text:bookmark text:name="__RefHeading__593_1698352192"/>2.1 Пункт<text:bookmark-end text:name="2_1 Пункт"/><text:bookmark-end text:name="__RefHeading__593_1698352192"/></text:h>
      <text:p text:style-name="Д_5f_Основной_20_текст">Первый официальный одноимённый альбом группы (хотя фактически он был записан вторым, но альбом 1976 года On Parole был выпущен только в 1979 году) увидел свет в ноябре 1977 года и добрался до 43 места в британском хит-параде. В следующем году был записан сингл «Louie Louie», который принёс группе её первый успех и возможность появиться на радио BBC Radio 1 и телевидении в передаче BBC «Television’s Top of the Pops». Этот успех позволил звукозаписывающей компании Bronze Recors решиться записать с группой новый студийный альбом. Сингл «Overkill» предварил выход одноимённого альбома и был выпущен в марте 1979 года. Этот альбом стал первым альбомом группы, попавшим в UK Top 40 и достигшим в итоге 24-го места. Вслед за альбомом в июне был выпущен сингл «No Class», не превзошедший однако успеха альбома Overkill. [<text:bookmark-ref text:reference-format="number" text:ref-name="__RefNumPara__1217_1698352192">1.</text:bookmark-ref>, с. 43]</text:p>
      <text:p text:style-name="Д_5f_Подп._20_Таблица">Таблица 2.1 — Дискография группы 2000–2010 гг.</text:p>
      <table:table table:name="Таблица2" table:style-name="Таблица2">
        <table:table-column table:style-name="Таблица2.A"/>
        <table:table-column table:style-name="Таблица2.B"/>
        <table:table-row>
          <table:table-cell table:style-name="Таблица2.A1" office:value-type="string">
            <text:p text:style-name="Standard">We Are Motörhead</text:p>
          </table:table-cell>
          <table:table-cell table:style-name="Таблица2.B1" office:value-type="string">
            <text:p text:style-name="Standard">2000</text:p>
          </table:table-cell>
        </table:table-row>
        <table:table-row>
          <table:table-cell table:style-name="Таблица2.A2" office:value-type="string">
            <text:p text:style-name="Standard">Hammered</text:p>
          </table:table-cell>
          <table:table-cell table:style-name="Таблица2.B2" office:value-type="string">
            <text:p text:style-name="Standard">2002</text:p>
          </table:table-cell>
        </table:table-row>
        <table:table-row>
          <table:table-cell table:style-name="Таблица2.A2" office:value-type="string">
            <text:p text:style-name="Standard">Inferno</text:p>
          </table:table-cell>
          <table:table-cell table:style-name="Таблица2.B2" office:value-type="string">
            <text:p text:style-name="Standard">2004</text:p>
          </table:table-cell>
        </table:table-row>
        <table:table-row>
          <table:table-cell table:style-name="Таблица2.A2" office:value-type="string">
            <text:p text:style-name="Standard">Kiss of Death</text:p>
          </table:table-cell>
          <table:table-cell table:style-name="Таблица2.B2" office:value-type="string">
            <text:p text:style-name="Standard">2006</text:p>
          </table:table-cell>
        </table:table-row>
        <table:table-row>
          <table:table-cell table:style-name="Таблица2.A2" office:value-type="string">
            <text:p text:style-name="Standard">Motorizer</text:p>
          </table:table-cell>
          <table:table-cell table:style-name="Таблица2.B2" office:value-type="string">
            <text:p text:style-name="Standard">2008</text:p>
          </table:table-cell>
        </table:table-row>
        <table:table-row table:style-name="Таблица2.6">
          <table:table-cell table:style-name="Таблица2.A2" office:value-type="string">
            <text:p text:style-name="Standard">The World Is Yours</text:p>
          </table:table-cell>
          <table:table-cell table:style-name="Таблица2.B2" office:value-type="string">
            <text:p text:style-name="Standard">2010</text:p>
          </table:table-cell>
        </table:table-row>
      </table:table>
      <text:p text:style-name="Д_5f_Абзац_20_после_20_таблицы">В июле-августе 1979 года группа работает над своим следующим альбомом Bomber, который был издан в октябре того года и достиг 12 места в британском хит-параде [<text:bookmark-ref text:reference-format="number-all-superior" text:ref-name="__RefNumPara__9406_1698352192">2.</text:bookmark-ref>, с. 43].</text:p>
      <text:h text:style-name="P3" text:outline-level="1"><text:bookmark text:name="__RefHeading__1184_1443460373"/>3<text:bookmark-start text:name="2 Глава1"/> <text:bookmark-end text:name="2 Глава1"/>Третій розділ<text:bookmark-end text:name="__RefHeading__1184_1443460373"/></text:h>
      <text:h text:style-name="Д_5f_Згл._20_Пункт" text:outline-level="1"><text:bookmark text:name="__RefHeading__1186_1443460373"/>3.1 Пункт<text:bookmark-end text:name="__RefHeading__1186_1443460373"/></text:h>
      <text:h text:style-name="P2" text:outline-level="1"><text:bookmark text:name="Выводы"/><text:bookmark text:name="__RefHeading__595_1698352192"/>Висновки<text:bookmark-end text:name="__RefHeading__595_1698352192"/></text:h>
      <text:p text:style-name="Д_5f_Основной_20_текст">Активности Motörhead могли бы позавидовать многие другие группы подобного ранга — Motörhead выпускают альбомы с завидной периодичностью раз в полтора года, и практически постоянно находятся в турне — по 9 месяцев в году музыканты не бывают дома и выступают по всему миру, и где бы они не играли, всюду на их концерты приходят многотысячные толпы поклонников. За годы, проведенные на сцене, Motörhead стали одной из лучших концертных групп мира, а первозданный рок-н-ролльный драйв и энергия Motörhead способны поставить на уши любую аудиторию. Моментально узнаваемый бас Лемми и его фирменный хриплый вокал стал визитной карточкой группы. </text:p>
      <text:h text:style-name="P2" text:outline-level="1"><text:bookmark text:name="__RefHeading__597_1698352192"/>Список використаної літератури<text:bookmark-end text:name="__RefHeading__597_1698352192"/></text:h>
      <text:list xml:id="list1138148129" text:style-name="L1">
        <text:list-item>
          <text:p text:style-name="P10"><text:bookmark text:name="__RefNumPara__1217_1698352192"/><text:a xlink:type="simple" xlink:href="http://ru.wikipedia.org/wiki/Motörhead">http://ru.wikipedia.org/wiki/Motörhead</text:a> <text:bookmark-end text:name="__RefNumPara__1217_1698352192"/></text:p>
        </text:list-item>
        <text:list-item>
          <text:p text:style-name="P10"><text:bookmark text:name="__RefNumPara__9406_1698352192"/>С. М. Львовский, Набор и вёрстка в системе LaTeX — 3-е изд., 2003. — 448 c.<text:bookmark-end text:name="__RefNumPara__9406_1698352192"/></text:p>
        </text:list-item>
        <text:list-item>
          <text:p text:style-name="P10">Александра Королькова, Живая типографика — М.: IndexMarket, 2007 — 224 с., ил.</text:p>
        </text:list-item>
        <text:list-item>
          <text:p text:style-name="P10">Мильчин А. Э. Издательский словарь-справочник. — М., 1998. — С. 61.</text:p>
        </text:list-item>
        <text:list-item>
          <text:p text:style-name="P10"><text:bookmark text:name="__RefNumPara__9409_1698352192"/>Чихольд Я. «Висячие» строки и начальные строки в конце полосы // Облик книги — М., 1980. — С. 177—179.<text:bookmark-end text:name="__RefNumPara__9409_1698352192"/></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Arial2" svg:font-family="Arial" style:font-family-generic="swiss"/>
    <style:font-face style:name="Arial3" svg:font-family="Arial" style:font-adornments="Обычный"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ohit Hindi1" svg:font-family="'Lohit Hindi'"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office:automatic-styles>
  <office:master-styles>
    <style:master-page style:name="Standard" style:page-layout-name="Mpm1">
      <style:header>
        <text:p text:style-name="MP1"><text:page-number style:num-format="Native Numbering" text:select-page="current">18</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2T18:10:59</meta:creation-date>
    <meta:editing-duration>PT37M</meta:editing-duration>
    <meta:editing-cycles>8</meta:editing-cycles>
    <meta:generator>LibreOffice/3.4$Linux LibreOffice_project/340m1$Build-402</meta:generator>
    <dc:title>Diplom</dc:title>
    <dc:date>2012-05-02T19:24:58</dc:date>
    <meta:document-statistic meta:table-count="1" meta:image-count="0" meta:object-count="0" meta:page-count="16" meta:paragraph-count="124" meta:word-count="2709" meta:character-count="18956" meta:non-whitespace-character-count="16383"/>
    <meta:user-defined meta:name="Поле 1"/>
    <meta:user-defined meta:name="Поле 2"/>
    <meta:user-defined meta:name="Поле 3"/>
    <meta:user-defined meta:name="Поле 4"/>
  </office:meta>
</office:document-meta>
</file>